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3.297cm" fo:min-width="5.979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3.31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28cm" fo:min-width="3.3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3.0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5.511cm" svg:y1="8.112cm" svg:x2="25.511cm" svg:y2="16.367cm">
          <text:p/>
        </draw:line>
        <draw:line draw:style-name="gr1" draw:text-style-name="P1" draw:layer="layout" svg:x1="24.749cm" svg:y1="10.398cm" svg:x2="24.749cm" svg:y2="16.367cm">
          <text:p/>
        </draw:line>
        <draw:line draw:style-name="gr1" draw:text-style-name="P1" draw:layer="layout" svg:x1="23.987cm" svg:y1="12.43cm" svg:x2="23.987cm" svg:y2="16.367cm">
          <text:p/>
        </draw:line>
        <draw:g>
          <svg:title>TexMaths</svg:title>
          <svg:desc>26§display§\tau_{ref, hw}§svg§600§FALSE§</svg:desc>
          <draw:polygon draw:style-name="gr2" draw:text-style-name="P2" draw:layer="layout" svg:width="2.677cm" svg:height="0.654cm" svg:x="7.188cm" svg:y="8.79cm" svg:viewBox="0 0 2678 655" draw:points="1339,655 0,655 0,0 2678,0 2678,655">
            <text:p/>
          </draw:polygon>
          <draw:path draw:style-name="gr3" draw:text-style-name="P3" draw:layer="layout" svg:width="0.444cm" svg:height="0.407cm" svg:x="7.211cm" svg:y="8.787cm" svg:viewBox="0 0 445 408" svg:d="M244 55h156c11 0 45 0 45-34 0-21-19-21-37-21h-257c-18 0-55 0-94 44-31 31-57 76-57 81 0 2 0 10 10 10 8 0 11-2 16-10 44-70 96-70 117-70h75l-91 293c-2 11-7 32-7 34 0 11 5 26 26 26 31 0 36-26 39-41z">
            <text:p/>
          </draw:path>
          <draw:path draw:style-name="gr3" draw:text-style-name="P3" draw:layer="layout" svg:width="0.298cm" svg:height="0.29cm" svg:x="7.617cm" svg:y="9.037cm" svg:viewBox="0 0 299 291" svg:d="M122 153c0-2 16-62 16-65 2-5 21-36 41-52 6-5 24-18 52-18 6 0 24 0 34 8-18 8-26 26-26 36 0 16 11 24 26 24 13 0 34-11 34-39 0-34-34-47-68-47-33 0-62 13-91 47-10-42-52-47-65-47-26 0-41 16-52 34-15 23-23 62-23 65 0 8 8 8 10 8 11 0 11-3 16-19 8-39 21-70 47-70 15 0 21 13 21 31 0 13-6 37-11 55-5 16-10 44-13 57l-21 83c-2 8-7 24-7 26 0 13 13 21 23 21 8 0 21-5 26-18 3-5 8-34 13-49z">
            <text:p/>
          </draw:path>
          <draw:path draw:style-name="gr3" draw:text-style-name="P3" draw:layer="layout" svg:width="0.275cm" svg:height="0.29cm" svg:x="7.986cm" svg:y="9.037cm" svg:viewBox="0 0 276 291" svg:d="M101 138c19 0 71-3 104-13 47-18 58-50 58-68 0-36-37-57-81-57-78 0-182 60-182 169 0 65 42 122 117 122 109 0 159-65 159-73 0-5-6-10-11-10-2 0-5 0-10 5-50 60-125 60-138 60-39 0-65-26-65-78 0-10 0-21 8-57zM65 120c29-94 99-102 117-102 29 0 52 13 52 39 0 63-109 63-135 63z">
            <text:p/>
          </draw:path>
          <draw:path draw:style-name="gr3" draw:text-style-name="P3" draw:layer="layout" svg:width="0.342cm" svg:height="0.581cm" svg:x="8.335cm" svg:y="8.868cm" svg:viewBox="0 0 343 582" svg:d="M216 198h62c13 0 21 0 21-13 0-11-8-11-18-11h-60c13-80 18-109 23-127 3-16 19-29 34-29 0 0 18 0 29 8-26 8-26 31-26 34 0 15 10 26 26 26 15 0 36-16 36-39 0-31-34-47-65-47-28 0-60 16-78 49-13 24-18 52-31 125h-52c-13 0-21 0-21 16 0 8 8 8 21 8h47c0 5-42 236-57 304-3 15-13 62-45 62 0 0-15 0-28-5 26-10 28-34 28-36 0-16-10-24-26-24-18 0-36 13-36 39 0 29 31 44 62 44 42 0 71-41 78-54 24-44 37-122 39-130z">
            <text:p/>
          </draw:path>
          <draw:path draw:style-name="gr3" draw:text-style-name="P3" draw:layer="layout" svg:width="0.082cm" svg:height="0.199cm" svg:x="8.748cm" svg:y="9.245cm" svg:viewBox="0 0 83 200" svg:d="M65 65c0 34-5 75-52 117-3 3-3 5-3 8 0 5 6 10 8 10 11 0 65-52 65-130 0-39-15-70-47-70-20 0-36 16-36 36 0 21 16 39 39 39 16 0 26-10 26-10z">
            <text:p/>
          </draw:path>
          <draw:path draw:style-name="gr3" draw:text-style-name="P3" draw:layer="layout" svg:width="0.35cm" svg:height="0.451cm" svg:x="8.94cm" svg:y="8.875cm" svg:viewBox="0 0 351 452" svg:d="M153 18c0 0 3-8 3-10 0-3-3-8-10-8-13 0-68 5-84 5-5 3-13 3-13 16 0 10 8 10 16 10 31 0 31 3 31 8s0 10-2 16l-91 364c-3 10-3 13-3 13 0 10 8 20 21 20 8 0 21-2 28-15 0-5 8-29 11-42l15-57c0-10 8-34 8-44 8-24 8-24 21-44 21-32 52-68 104-68 34 0 36 29 36 44 0 39-26 109-36 138-8 16-10 23-10 34 0 34 28 54 59 54 65 0 94-88 94-98 0-8-8-8-10-8-8 0-11 5-13 10-13 52-42 78-68 78-13 0-16-8-16-21 0-15 3-23 16-52 8-20 34-88 34-124 0-11 0-39-24-58-13-7-31-15-59-15-50 0-84 23-107 52z">
            <text:p/>
          </draw:path>
          <draw:path draw:style-name="gr3" draw:text-style-name="P3" draw:layer="layout" svg:width="0.47cm" svg:height="0.29cm" svg:x="9.349cm" svg:y="9.037cm" svg:viewBox="0 0 471 291" svg:d="M307 81c5-19 13-50 13-52 0-13-11-21-21-21-13 0-23 8-29 18 0 5-7 31-13 49-7 37-7 37-18 73-8 37-8 42-10 60 2 13-3 26-18 44-8 11-21 21-42 21-26 0-57-8-57-60 0-31 15-80 28-112 13-28 16-33 16-46 0-32-29-55-62-55-65 0-94 88-94 99 0 8 8 8 10 8 11 0 11-3 13-11 16-52 42-78 68-78 13 0 18 8 18 24 0 15-8 28-10 36-37 96-37 107-37 127 0 76 68 86 104 86 13 0 45 0 73-41 13 28 50 41 89 41 57 0 85-49 98-75 29-55 45-135 45-164 0-49-26-52-32-52-15 0-33 18-33 34 0 10 5 15 10 21 16 13 23 31 23 52 0 7-26 166-109 166-52 0-52-47-52-57 0-18 3-29 13-65z">
            <text:p/>
          </draw:path>
        </draw:g>
        <draw:custom-shape draw:style-name="gr4" draw:text-style-name="P5" xml:id="id2" draw:id="id2" draw:layer="layout" svg:width="6.479cm" svg:height="3.547cm" svg:x="11.612cm" svg:y="8.553cm">
          <text:p text:style-name="P4"><text:span text:style-name="T1">3D to Motor</text:span></text:p>
          <text:p text:style-name="P4"><text:span text:style-name="T1">Trans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5.572cm" svg:y1="9.636cm" svg:x2="11.668cm" svg:y2="9.636cm">
          <text:p/>
        </draw:line>
        <draw:custom-shape draw:style-name="gr5" draw:text-style-name="P6" draw:layer="layout" svg:width="3.81cm" svg:height="1.778cm" svg:x="22.301cm" svg:y="6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1§svg§600§FALSE§</svg:desc>
          <draw:polygon draw:style-name="gr2" draw:text-style-name="P2" draw:layer="layout" svg:width="3.183cm" svg:height="0.585cm" svg:x="22.673cm" svg:y="7.077cm" svg:viewBox="0 0 3184 586" draw:points="1592,586 0,586 0,0 3184,0 3184,586">
            <text:p/>
          </draw:polygon>
          <draw:path draw:style-name="gr3" draw:text-style-name="P3" draw:layer="layout" svg:width="0.705cm" svg:height="0.481cm" svg:x="22.703cm" svg:y="7.0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487cm" svg:height="0.513cm" svg:x="23.463cm" svg:y="7.0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3" draw:text-style-name="P3" draw:layer="layout" svg:width="0.479cm" svg:height="0.477cm" svg:x="23.999cm" svg:y="7.0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3" draw:text-style-name="P3" draw:layer="layout" svg:width="0.487cm" svg:height="0.513cm" svg:x="24.525cm" svg:y="7.0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3" draw:text-style-name="P3" draw:layer="layout" svg:width="0.503cm" svg:height="0.497cm" svg:x="25.073cm" svg:y="7.0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181cm" svg:height="0.327cm" svg:x="25.629cm" svg:y="7.335cm" svg:viewBox="0 0 182 328" svg:d="M112 14c0-14 0-14-14-14-32 32-78 32-98 32v18c12 0 44 0 72-14v252c0 16 0 22-50 22h-18v18c8 0 70-2 88-2 16 0 78 2 90 2v-18h-20c-50 0-50-6-50-22z">
            <text:p/>
          </draw:path>
        </draw:g>
        <draw:custom-shape draw:style-name="gr6" draw:text-style-name="P7" draw:layer="layout" svg:width="3.81cm" svg:height="1.778cm" svg:x="22.301cm" svg:y="8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2§svg§600§FALSE§</svg:desc>
          <draw:polygon draw:style-name="gr2" draw:text-style-name="P2" draw:layer="layout" svg:width="3.183cm" svg:height="0.585cm" svg:x="22.673cm" svg:y="9.277cm" svg:viewBox="0 0 3184 586" draw:points="1592,586 0,586 0,0 3184,0 3184,586">
            <text:p/>
          </draw:polygon>
          <draw:path draw:style-name="gr3" draw:text-style-name="P3" draw:layer="layout" svg:width="0.705cm" svg:height="0.481cm" svg:x="22.703cm" svg:y="9.2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487cm" svg:height="0.513cm" svg:x="23.463cm" svg:y="9.2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3" draw:text-style-name="P3" draw:layer="layout" svg:width="0.479cm" svg:height="0.477cm" svg:x="23.999cm" svg:y="9.2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3" draw:text-style-name="P3" draw:layer="layout" svg:width="0.487cm" svg:height="0.513cm" svg:x="24.525cm" svg:y="9.2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3" draw:text-style-name="P3" draw:layer="layout" svg:width="0.503cm" svg:height="0.497cm" svg:x="25.073cm" svg:y="9.2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219cm" svg:height="0.327cm" svg:x="25.605cm" svg:y="9.53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custom-shape draw:style-name="gr6" draw:text-style-name="P7" draw:layer="layout" svg:width="3.81cm" svg:height="1.778cm" svg:x="22.301cm" svg:y="10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3§svg§600§FALSE§</svg:desc>
          <draw:polygon draw:style-name="gr2" draw:text-style-name="P2" draw:layer="layout" svg:width="3.183cm" svg:height="0.585cm" svg:x="22.673cm" svg:y="11.377cm" svg:viewBox="0 0 3184 586" draw:points="1592,586 0,586 0,0 3184,0 3184,586">
            <text:p/>
          </draw:polygon>
          <draw:path draw:style-name="gr3" draw:text-style-name="P3" draw:layer="layout" svg:width="0.705cm" svg:height="0.481cm" svg:x="22.703cm" svg:y="11.3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487cm" svg:height="0.513cm" svg:x="23.463cm" svg:y="11.3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3" draw:text-style-name="P3" draw:layer="layout" svg:width="0.479cm" svg:height="0.477cm" svg:x="23.999cm" svg:y="11.3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3" draw:text-style-name="P3" draw:layer="layout" svg:width="0.487cm" svg:height="0.513cm" svg:x="24.525cm" svg:y="11.3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3" draw:text-style-name="P3" draw:layer="layout" svg:width="0.503cm" svg:height="0.497cm" svg:x="25.073cm" svg:y="11.3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227cm" svg:height="0.337cm" svg:x="25.601cm" svg:y="11.635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</draw:g>
        <draw:custom-shape draw:style-name="gr6" draw:text-style-name="P7" draw:layer="layout" svg:width="3.81cm" svg:height="1.778cm" svg:x="22.30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4§svg§600§FALSE§</svg:desc>
          <draw:polygon draw:style-name="gr2" draw:text-style-name="P2" draw:layer="layout" svg:width="3.183cm" svg:height="0.585cm" svg:x="22.673cm" svg:y="13.577cm" svg:viewBox="0 0 3184 586" draw:points="1592,586 0,586 0,0 3184,0 3184,586">
            <text:p/>
          </draw:polygon>
          <draw:path draw:style-name="gr3" draw:text-style-name="P3" draw:layer="layout" svg:width="0.705cm" svg:height="0.481cm" svg:x="22.703cm" svg:y="13.5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487cm" svg:height="0.513cm" svg:x="23.463cm" svg:y="13.5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3" draw:text-style-name="P3" draw:layer="layout" svg:width="0.479cm" svg:height="0.477cm" svg:x="23.999cm" svg:y="13.5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3" draw:text-style-name="P3" draw:layer="layout" svg:width="0.487cm" svg:height="0.513cm" svg:x="24.525cm" svg:y="13.5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3" draw:text-style-name="P3" draw:layer="layout" svg:width="0.503cm" svg:height="0.497cm" svg:x="25.073cm" svg:y="13.5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3" draw:text-style-name="P3" draw:layer="layout" svg:width="0.243cm" svg:height="0.333cm" svg:x="25.595cm" svg:y="13.829cm" svg:viewBox="0 0 244 334" svg:d="M244 252v-18h-56v-220c0-10 0-14-10-14-6 0-8 0-14 6l-164 228v18h146v42c0 16 0 22-40 22h-14v18c26-2 56-2 74-2 20 0 50 0 76 2v-18h-14c-40 0-40-6-40-22v-42zM150 54v180h-132z">
            <text:p/>
          </draw:path>
        </draw:g>
        <draw:polyline draw:style-name="gr7" draw:text-style-name="P1" draw:layer="layout" svg:width="4.19cm" svg:height="1.904cm" svg:x="18.018cm" svg:y="7.223cm" svg:viewBox="0 0 4191 1905" draw:points="0,1905 2540,1905 2540,0 4191,0">
          <text:p/>
        </draw:polyline>
        <draw:polyline draw:style-name="gr7" draw:text-style-name="P1" draw:layer="layout" svg:width="4.19cm" svg:height="0.634cm" svg:x="18.145cm" svg:y="9.509cm" svg:viewBox="0 0 4191 635" draw:points="0,635 2921,635 2921,0 4191,0">
          <text:p/>
        </draw:polyline>
        <draw:polyline draw:style-name="gr7" draw:text-style-name="P1" draw:layer="layout" svg:width="4.19cm" svg:height="0.507cm" svg:x="18.145cm" svg:y="11.033cm" svg:viewBox="0 0 4191 508" draw:points="0,0 2921,0 2921,508 4191,508">
          <text:p/>
        </draw:polyline>
        <draw:polyline draw:style-name="gr7" draw:text-style-name="P1" draw:layer="layout" svg:width="4.19cm" svg:height="2.158cm" svg:x="18.018cm" svg:y="11.668cm" svg:viewBox="0 0 4191 2159" draw:points="0,0 2540,0 2540,2159 4191,2159">
          <text:p/>
        </draw:polyline>
        <draw:line draw:style-name="gr1" draw:text-style-name="P1" draw:layer="layout" svg:x1="22.074cm" svg:y1="7.231cm" svg:x2="22.201cm" svg:y2="7.231cm">
          <text:p/>
        </draw:line>
        <draw:line draw:style-name="gr1" draw:text-style-name="P1" draw:layer="layout" svg:x1="22.213cm" svg:y1="9.531cm" svg:x2="22.34cm" svg:y2="9.531cm">
          <text:p/>
        </draw:line>
        <draw:line draw:style-name="gr1" draw:text-style-name="P1" draw:layer="layout" svg:x1="22.252cm" svg:y1="11.531cm" svg:x2="22.379cm" svg:y2="11.531cm">
          <text:p/>
        </draw:line>
        <draw:line draw:style-name="gr1" draw:text-style-name="P1" draw:layer="layout" svg:x1="22.191cm" svg:y1="13.831cm" svg:x2="22.318cm" svg:y2="13.831cm">
          <text:p/>
        </draw:line>
        <draw:custom-shape draw:style-name="gr4" draw:text-style-name="P5" draw:layer="layout" svg:width="6.479cm" svg:height="3.547cm" svg:x="30.312cm" svg:y="8.553cm">
          <text:p text:style-name="P4"><text:span text:style-name="T1">Motor to 3D</text:span></text:p>
          <text:p text:style-name="P4"><text:span text:style-name="T1">Transformati</text:span><text:span text:style-name="T1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7" draw:text-style-name="P1" draw:layer="layout" svg:width="4.19cm" svg:height="1.904cm" svg:x="26.187cm" svg:y="7.227cm" svg:viewBox="0 0 4191 1905" draw:points="4191,1905 1651,1905 1651,0 0,0">
          <text:p/>
        </draw:polyline>
        <draw:polyline draw:style-name="gr7" draw:text-style-name="P1" draw:layer="layout" svg:width="4.19cm" svg:height="0.634cm" svg:x="26.06cm" svg:y="9.513cm" svg:viewBox="0 0 4191 635" draw:points="4191,635 1270,635 1270,0 0,0">
          <text:p/>
        </draw:polyline>
        <draw:polyline draw:style-name="gr7" draw:text-style-name="P1" draw:layer="layout" svg:width="4.19cm" svg:height="0.507cm" svg:x="26.06cm" svg:y="11.037cm" svg:viewBox="0 0 4191 508" draw:points="4191,0 1270,0 1270,508 0,508">
          <text:p/>
        </draw:polyline>
        <draw:polyline draw:style-name="gr7" draw:text-style-name="P1" draw:layer="layout" svg:width="4.19cm" svg:height="2.158cm" svg:x="26.187cm" svg:y="11.672cm" svg:viewBox="0 0 4191 2159" draw:points="4191,0 1651,0 1651,2159 0,2159">
          <text:p/>
        </draw:polyline>
        <draw:line draw:style-name="gr1" draw:text-style-name="P1" draw:layer="layout" svg:x1="30.056cm" svg:y1="9.128cm" svg:x2="30.31cm" svg:y2="9.128cm">
          <text:p/>
        </draw:line>
        <draw:line draw:style-name="gr1" draw:text-style-name="P1" draw:layer="layout" svg:x1="30.058cm" svg:y1="10.128cm" svg:x2="30.312cm" svg:y2="10.128cm">
          <text:p/>
        </draw:line>
        <draw:line draw:style-name="gr1" draw:text-style-name="P1" draw:layer="layout" svg:x1="30.06cm" svg:y1="11.028cm" svg:x2="30.314cm" svg:y2="11.028cm">
          <text:p/>
        </draw:line>
        <draw:line draw:style-name="gr1" draw:text-style-name="P1" draw:layer="layout" svg:x1="30.083cm" svg:y1="11.668cm" svg:x2="30.337cm" svg:y2="11.668cm">
          <text:p/>
        </draw:line>
        <draw:line draw:style-name="gr1" draw:text-style-name="P1" draw:layer="layout" svg:x1="36.814cm" svg:y1="10.398cm" svg:x2="40.497cm" svg:y2="10.398cm">
          <text:p/>
        </draw:line>
        <draw:g>
          <svg:title>TexMaths</svg:title>
          <svg:desc>26§display§N_{rw}§svg§600§FALSE§</svg:desc>
          <draw:polygon draw:style-name="gr2" draw:text-style-name="P2" draw:layer="layout" svg:width="1.634cm" svg:height="0.761cm" svg:x="37.566cm" svg:y="9.452cm" svg:viewBox="0 0 1635 762" draw:points="819,762 0,762 0,0 1635,0 1635,762">
            <text:p/>
          </draw:polygon>
          <draw:path draw:style-name="gr3" draw:text-style-name="P3" draw:layer="layout" svg:width="0.771cm" svg:height="0.626cm" svg:x="37.602cm" svg:y="9.449cm" svg:viewBox="0 0 772 627" svg:d="M658 96c7-36 26-65 98-67 6 0 16 0 16-19 0 0 0-10-13-10-29 0-62 3-91 3-31 0-65-3-94-3-5 0-18 0-18 18 0 11 11 11 18 11 52 0 63 20 63 39 0 5-3 18-3 20l-104 409-202-479c-8-18-8-18-29-18h-122c-18 0-29 0-29 18 0 11 11 11 26 11 5 0 63 0 63 7l-123 495c-7 36-23 65-98 67-6 0-16 0-16 19 0 7 5 10 13 10 29 0 60-3 91-3s65 3 94 3c5 0 18 0 18-18 0-11-11-11-21-11-52-2-60-21-60-39 0-8 3-13 5-23l120-484c5 5 5 8 8 16l228 541c8 15 11 18 19 18 10 0 10-3 13-18z">
            <text:p/>
          </draw:path>
          <draw:path draw:style-name="gr3" draw:text-style-name="P3" draw:layer="layout" svg:width="0.298cm" svg:height="0.29cm" svg:x="38.328cm" svg:y="9.928cm" svg:viewBox="0 0 299 291" svg:d="M122 153c0-2 16-62 16-65 2-5 21-36 41-52 6-5 24-18 52-18 6 0 24 0 34 8-18 8-26 26-26 36 0 16 11 24 26 24 13 0 34-11 34-39 0-34-34-47-68-47-33 0-62 13-91 47-10-42-52-47-65-47-26 0-41 16-52 34-15 23-23 62-23 65 0 8 8 8 10 8 11 0 11-3 16-19 8-39 21-70 47-70 15 0 21 13 21 31 0 13-6 37-11 55-5 16-10 44-13 57l-21 84c-2 7-7 23-7 26 0 13 13 20 23 20 8 0 21-5 26-18 3-5 8-34 13-49z">
            <text:p/>
          </draw:path>
          <draw:path draw:style-name="gr3" draw:text-style-name="P3" draw:layer="layout" svg:width="0.469cm" svg:height="0.29cm" svg:x="38.684cm" svg:y="9.928cm" svg:viewBox="0 0 470 291" svg:d="M307 81c5-19 13-50 13-52 0-13-11-21-21-21-13 0-23 8-29 18 0 5-7 31-13 49-7 37-7 37-18 73-8 37-8 42-10 60 2 13-3 26-18 44-8 11-21 21-42 21-26 0-57-8-57-60 0-31 15-80 28-112 13-28 16-33 16-46 0-32-29-55-62-55-65 0-94 88-94 99 0 8 8 8 10 8 11 0 11-3 13-11 16-52 42-78 68-78 13 0 18 8 18 24 0 15-8 28-10 36-37 96-37 107-37 128 0 75 68 85 104 85 13 0 45 0 73-41 13 28 50 41 89 41 57 0 85-49 98-75 29-55 44-135 44-164 0-49-26-52-31-52-15 0-33 18-33 34 0 10 5 15 10 21 15 13 23 31 23 52 0 7-26 166-109 166-52 0-52-47-52-57 0-18 3-29 13-65z">
            <text:p/>
          </draw:path>
        </draw:g>
        <draw:custom-shape draw:style-name="gr8" draw:text-style-name="P8" xml:id="id1" draw:id="id1" draw:layer="layout" svg:width="3.575cm" svg:height="0.254cm" svg:x="22.544cm" svg:y="16.2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3.225cm" svg:y1="14.716cm" svg:x2="23.225cm" svg:y2="16.367cm">
          <text:p/>
        </draw:line>
        <draw:frame draw:style-name="gr9" draw:text-style-name="P10" draw:layer="layout" svg:width="3.614cm" svg:height="1.038cm" svg:x="26.427cm" svg:y="15.164cm">
          <draw:text-box>
            <text:p text:style-name="P9"><text:span text:style-name="T2">Residuals</text:span></text:p>
          </draw:text-box>
        </draw:frame>
        <draw:connector draw:style-name="gr1" draw:text-style-name="P1" draw:layer="layout" draw:line-skew="0.515cm" svg:x1="24.331cm" svg:y1="16.494cm" svg:x2="14.851cm" svg:y2="12.1cm" draw:start-shape="id1" draw:start-glue-point="2" draw:end-shape="id2" svg:d="M24331 16494v1016h-9480v-5410" svg:viewBox="0 0 9481 54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01:49:21.932260381</meta:creation-date>
    <meta:generator>LibreOffice/5.1.6.2$Linux_X86_64 LibreOffice_project/10m0$Build-2</meta:generator>
    <dc:date>2018-04-20T02:27:08.477575871</dc:date>
    <meta:editing-duration>PT37M39S</meta:editing-duration>
    <meta:editing-cycles>19</meta:editing-cycles>
    <meta:document-statistic meta:object-count="77"/>
  </office:meta>
</office:document-meta>
</file>